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serv:~ # crontab -l</text:p>
      <text:p text:style-name="P1"># DO NOT EDIT THIS FILE - edit the master and reinstall.</text:p>
      <text:p text:style-name="P1"># (/tmp/crontab.EigiIL installed on Thu Aug <text:s/>4 10:00:22 2022)</text:p>
      <text:p text:style-name="P1"># (Cronie version 4.2)</text:p>
      <text:p text:style-name="P1"># Edit this file to introduce tasks to be run by cron.</text:p>
      <text:p text:style-name="P1">#</text:p>
      <text:p text:style-name="P1"># Each task to run has to be defined through a single line</text:p>
      <text:p text:style-name="P1"># indicating with different fields when the task will be run</text:p>
      <text:p text:style-name="P1"># and what command to run for the task</text:p>
      <text:p text:style-name="P1">#</text:p>
      <text:p text:style-name="P1"># To define the time you can provide concrete values for</text:p>
      <text:p text:style-name="P1"># minute (m), hour (h), day of month (dom), month (mon),</text:p>
      <text:p text:style-name="P1"># and day of week (dow) or use '*' in these fields (for 'any').#</text:p>
      <text:p text:style-name="P1"># Notice that tasks will be started based on the cron's system</text:p>
      <text:p text:style-name="P1"># daemon's notion of time and timezones.</text:p>
      <text:p text:style-name="P1">#</text:p>
      <text:p text:style-name="P1"># Output of the crontab jobs (including errors) is sent through</text:p>
      <text:p text:style-name="P1"># email to the user the crontab file belongs to (unless redirected).</text:p>
      <text:p text:style-name="P1">#</text:p>
      <text:p text:style-name="P1"># For example, you can run a backup of all your user accounts</text:p>
      <text:p text:style-name="P1"># at 5 a.m every week with:</text:p>
      <text:p text:style-name="P1"># 0 5 * * 1 tar -zcf /var/backups/home.tgz /home/</text:p>
      <text:p text:style-name="P1">#</text:p>
      <text:p text:style-name="P1"># For more information see the manual pages of crontab(5) and cron(8)</text:p>
      <text:p text:style-name="P1">#</text:p>
      <text:p text:style-name="P1"># m h <text:s/>dom mon dow <text:s text:c="2"/>command</text:p>
      <text:p text:style-name="P1"/>
      <text:p text:style-name="P1">0 13 * * 7 /root/rsync_umum.sh #backup nfs umum jam 13 minggu siang</text:p>
      <text:p text:style-name="P1">0 20 * * 7 /root/rsync_project.sh #backup nfs project jam 8 minggu malam</text:p>
      <text:p text:style-name="P1">0 23 * * 6 /root/rsync_plan.sh #backup nfs planning jam 23 sabtu</text:p>
      <text:p text:style-name="P1">0 0 1 * * /root/rsync_library.sh #backup nfs library @midnight, first day of each month</text:p>
      <text:p text:style-name="P1">0 0 2 * * /root/rsync_public.sh #backup nfs public @midnight, second day of each mont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4T10:04:07.815000000</meta:creation-date>
    <dc:date>2022-08-04T10:04:59.101000000</dc:date>
    <meta:editing-duration>PT51S</meta:editing-duration>
    <meta:editing-cycles>1</meta:editing-cycles>
    <meta:document-statistic meta:table-count="0" meta:image-count="0" meta:object-count="0" meta:page-count="1" meta:paragraph-count="31" meta:word-count="275" meta:character-count="1396" meta:non-whitespace-character-count="1148"/>
    <meta:generator>LibreOffice/7.3.4.2$Windows_X86_64 LibreOffice_project/728fec16bd5f605073805c3c9e7c4212a0120dc5</meta:generator>
  </office:meta>
</office:document-meta>
</file>